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Collection.generateTempDir( boolean deleteOnEx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yIterato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Collection.isFilesystem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Collection.addConfigured( FileNameMapper fileName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dCollection.addConfigured(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Collection.wrap( Resource resour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chedColle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Collection.setEnableMultipleMappings( boolean enableMultiple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Collection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Iterator.M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Collection.setDeleteOnExit( boolean deleteOnEx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Collection.s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yIterato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